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6.7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3399ff" fo:border="0.06pt solid #ffffff"/>
      <style:text-properties fo:color="#ffffff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99ff" style:text-align-source="fix" style:repeat-content="false" fo:border="0.06pt solid #ffffff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3399ff" fo:border="0.06pt solid #ffffff"/>
      <style:text-properties fo:color="#ffffff" fo:font-size="12pt" fo:language="en" fo:country="US" fo:font-weight="bold" style:font-size-asian="12pt" style:font-weight-asian="bold" style:font-size-complex="12pt" style:font-weight-complex="6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MPWifi</text:p>
          </table:table-cell>
          <table:table-cell table:style-name="ce3" office:value-type="string" calcext:value-type="string">
            <text:p>Date</text:p>
          </table:table-cell>
          <table:table-cell table:style-name="ce4" office:value-type="date" office:date-value="2016-11-16" calcext:value-type="date">
            <text:p>16/11/16</text:p>
          </table:table-cell>
          <table:table-cell table:style-name="ce3" office:value-type="string" calcext:value-type="string">
            <text:p>Version</text:p>
          </table:table-cell>
          <table:table-cell office:value-type="string" calcext:value-type="string">
            <text:p>v1,0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  <table:table-row table:style-name="ro4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CB-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nufacturer 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Qty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P8266-12E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140 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201140RFKED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2, R3, R4, R5, R6</text:p>
          </table:table-cell>
          <table:table-cell office:value-type="string" calcext:value-type="string">
            <text:p>Resistor 10 Kohm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CRCW020110K0FKED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OSFET BSS138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BSS138</text:p>
          </table:table-cell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SOT-2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 01x03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01x04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,3v linear regulator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MCP1703T-3302E/<text:span text:style-name="T1">DB</text:span>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SOT-223-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8-8010-102F</text:p>
          </table:table-cell>
          <table:table-cell office:value-type="string" calcext:value-type="string">
            <text:p>Dialight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 1uF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0201ZD105MAT2A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02774-0891</text:p>
          </table:table-cell>
          <table:table-cell office:value-type="string" calcext:value-type="string">
            <text:p>Molex</text:p>
          </table:table-cell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 table:number-rows-repeated="4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8:25:45.113597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0:29:09.478112173</meta:creation-date>
    <dc:date>2016-11-23T18:26:01.351585495</dc:date>
    <meta:editing-duration>PT1H26M55S</meta:editing-duration>
    <meta:editing-cycles>20</meta:editing-cycles>
    <meta:generator>LibreOffice/5.1.4.2$Linux_X86_64 LibreOffice_project/10m0$Build-2</meta:generator>
    <meta:document-statistic meta:table-count="1" meta:cell-count="81" meta:object-count="0"/>
  </office:meta>
</office:document-meta>
</file>